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8pt" officeooo:rsid="000ae4d9" officeooo:paragraph-rsid="000ae4d9" style:font-size-asian="18pt" style:font-size-complex="18pt"/>
    </style:style>
    <style:style style:name="P2" style:family="paragraph" style:parent-style-name="Standard" style:list-style-name="L1">
      <style:text-properties style:font-name="Ubuntu" fo:font-size="18pt" officeooo:rsid="000ae4d9" officeooo:paragraph-rsid="000ae4d9" style:font-size-asian="18pt" style:font-size-complex="18pt"/>
    </style:style>
    <style:style style:name="P3" style:family="paragraph" style:parent-style-name="Standard" style:list-style-name="L2">
      <style:text-properties style:font-name="Ubuntu" fo:font-size="18pt" officeooo:rsid="000ae4d9" officeooo:paragraph-rsid="000ae4d9" style:font-size-asian="18pt" style:font-size-complex="18pt"/>
    </style:style>
    <style:style style:name="P4" style:family="paragraph" style:parent-style-name="Standard" style:list-style-name="L3">
      <style:text-properties style:font-name="Ubuntu" fo:font-size="18pt" officeooo:rsid="000ae4d9" officeooo:paragraph-rsid="000ae4d9" style:font-size-asian="18pt" style:font-size-complex="18pt"/>
    </style:style>
    <style:style style:name="P5" style:family="paragraph" style:parent-style-name="Standard" style:list-style-name="L3">
      <style:text-properties style:font-name="Ubuntu" fo:font-size="18pt" officeooo:rsid="000ae4d9" officeooo:paragraph-rsid="000cad0e" style:font-size-asian="18pt" style:font-size-complex="18pt"/>
    </style:style>
    <style:style style:name="P6" style:family="paragraph" style:parent-style-name="Standard">
      <style:text-properties style:font-name="Ubuntu" fo:font-size="18pt" officeooo:rsid="000ae4d9" officeooo:paragraph-rsid="000cad0e" style:font-size-asian="18pt" style:font-size-complex="18pt"/>
    </style:style>
    <style:style style:name="P7" style:family="paragraph" style:parent-style-name="Standard">
      <style:text-properties style:font-name="Ubuntu" fo:font-size="18pt" fo:font-weight="bold" officeooo:rsid="000ae4d9" officeooo:paragraph-rsid="000ae4d9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Ubuntu" fo:font-size="18pt" fo:font-weight="bold" officeooo:rsid="000ae4d9" officeooo:paragraph-rsid="000cad0e" style:font-size-asian="18pt" style:font-weight-asian="bold" style:font-size-complex="18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/m?p</text:p>
      <text:p text:style-name="P1"/>
      <text:list xml:id="list1151449901" text:style-name="L1">
        <text:list-item>
          <text:p text:style-name="P2">/map <text:tab/><text:tab/><text:tab/>✅</text:p>
        </text:list-item>
        <text:list-item>
          <text:p text:style-name="P2">/m3p<text:tab/><text:tab/><text:tab/>✅</text:p>
        </text:list-item>
        <text:list-item>
          <text:p text:style-name="P2">/mp<text:tab/></text:p>
        </text:list-item>
        <text:list-item>
          <text:p text:style-name="P2">/m?p<text:tab/><text:tab/><text:tab/>✅</text:p>
        </text:list-item>
        <text:list-item>
          <text:p text:style-name="P2">/maap<text:tab/><text:tab/></text:p>
        </text:list-item>
      </text:list>
      <text:p text:style-name="P1"/>
      <text:p text:style-name="P7">/m*p</text:p>
      <text:p text:style-name="P1"/>
      <text:list xml:id="list1274925157" text:style-name="L2">
        <text:list-item>
          <text:p text:style-name="P3">/map<text:tab/><text:tab/><text:tab/>✅</text:p>
        </text:list-item>
        <text:list-item>
          <text:p text:style-name="P3"><text:s/>/m3p<text:tab/><text:tab/><text:tab/>✅</text:p>
        </text:list-item>
        <text:list-item>
          <text:p text:style-name="P3">/mp<text:tab/><text:tab/><text:tab/><text:tab/>✅</text:p>
        </text:list-item>
        <text:list-item>
          <text:p text:style-name="P3">/mabcdp<text:tab/><text:tab/>✅</text:p>
        </text:list-item>
        <text:list-item>
          <text:p text:style-name="P3">/m*p<text:tab/><text:tab/><text:tab/>✅</text:p>
        </text:list-item>
        <text:list-item>
          <text:p text:style-name="P3">/m**p<text:tab/><text:tab/><text:tab/>✅</text:p>
        </text:list-item>
      </text:list>
      <text:p text:style-name="P1"/>
      <text:p text:style-name="P7">/map/*</text:p>
      <text:p text:style-name="P1"/>
      <text:list xml:id="list727786981" text:style-name="L3">
        <text:list-item>
          <text:p text:style-name="P4">/map<text:tab/><text:tab/><text:tab/></text:p>
        </text:list-item>
        <text:list-item>
          <text:p text:style-name="P4">/map/<text:tab/><text:tab/><text:tab/>✅</text:p>
        </text:list-item>
        <text:list-item>
          <text:p text:style-name="P4">/map/abc<text:tab/><text:tab/>✅</text:p>
        </text:list-item>
        <text:list-item>
          <text:p text:style-name="P4">/map/abc//<text:tab/><text:tab/>✅</text:p>
        </text:list-item>
        <text:list-item>
          <text:p text:style-name="P4">/map/abc/edf</text:p>
        </text:list-item>
        <text:list-item>
          <text:p text:style-name="P4">/map/*<text:tab/><text:tab/><text:tab/>✅</text:p>
        </text:list-item>
        <text:list-item>
          <text:p text:style-name="P4">/map/*//<text:tab/><text:tab/>✅</text:p>
        </text:list-item>
      </text:list>
      <text:p text:style-name="P1"/>
      <text:p text:style-name="P8">/map/**</text:p>
      <text:p text:style-name="P6"/>
      <text:list xml:id="list122958578267421" text:continue-numbering="true" text:style-name="L3">
        <text:list-item>
          <text:p text:style-name="P5">/map<text:tab/><text:tab/><text:tab/>✅<text:tab/><text:tab/><text:tab/></text:p>
        </text:list-item>
        <text:list-item>
          <text:p text:style-name="P5">/map/<text:tab/><text:tab/><text:tab/>✅</text:p>
        </text:list-item>
        <text:list-item>
          <text:p text:style-name="P5">/map/abc<text:tab/><text:tab/>✅</text:p>
        </text:list-item>
        <text:list-item>
          <text:p text:style-name="P5"><text:soft-page-break/>/map/abc//<text:tab/><text:tab/>✅</text:p>
        </text:list-item>
        <text:list-item>
          <text:p text:style-name="P5">/map/abc/edf<text:tab/>✅</text:p>
        </text:list-item>
        <text:list-item>
          <text:p text:style-name="P5">/map/*<text:tab/><text:tab/><text:tab/>✅</text:p>
        </text:list-item>
        <text:list-item>
          <text:p text:style-name="P5">/map/*//<text:tab/><text:tab/>✅</text:p>
        </text:list-item>
      </text:list>
      <text:p text:style-name="P1"/>
      <text:p text:style-name="P7">/map/*/rest</text:p>
      <text:p text:style-name="P1"/>
      <text:list xml:id="list122959528292847" text:continue-numbering="true" text:style-name="L3">
        <text:list-item>
          <text:p text:style-name="P4">/map/rest<text:tab/><text:tab/></text:p>
        </text:list-item>
        <text:list-item>
          <text:p text:style-name="P4">/map//rest<text:tab/><text:tab/><text:tab/></text:p>
        </text:list-item>
        <text:list-item>
          <text:p text:style-name="P4">/map/*/rest<text:tab/><text:tab/><text:tab/>✅</text:p>
        </text:list-item>
        <text:list-item>
          <text:p text:style-name="P4">/map/abc/rest<text:tab/><text:tab/>✅</text:p>
        </text:list-item>
        <text:list-item>
          <text:p text:style-name="P4">/map////rest<text:tab/><text:tab/><text:tab/></text:p>
        </text:list-item>
        <text:list-item>
          <text:p text:style-name="P4">/map/abc/edf/rest<text:tab/></text:p>
        </text:list-item>
        <text:list-item>
          <text:p text:style-name="P4">/map/**/rest<text:tab/><text:tab/><text:tab/>✅</text:p>
        </text:list-item>
      </text:list>
      <text:p text:style-name="P1"/>
      <text:p text:style-name="P7">/map/**/rest</text:p>
      <text:p text:style-name="P1"><text:tab/></text:p>
      <text:list xml:id="list122957974309893" text:continue-numbering="true" text:style-name="L3">
        <text:list-item>
          <text:p text:style-name="P4">/map/rest<text:tab/><text:tab/><text:tab/>✅<text:tab/><text:tab/><text:tab/><text:tab/><text:tab/></text:p>
        </text:list-item>
        <text:list-item>
          <text:p text:style-name="P4">/map//rest<text:tab/><text:tab/><text:tab/>✅<text:tab/></text:p>
        </text:list-item>
        <text:list-item>
          <text:p text:style-name="P4">/map/*/rest<text:tab/><text:tab/><text:tab/>✅</text:p>
        </text:list-item>
        <text:list-item>
          <text:p text:style-name="P4">/map/abc/rest<text:tab/><text:tab/>✅</text:p>
        </text:list-item>
        <text:list-item>
          <text:p text:style-name="P4">/map////rest<text:tab/><text:tab/><text:tab/>✅<text:tab/></text:p>
        </text:list-item>
        <text:list-item>
          <text:p text:style-name="P4">/map/abc/edf/rest<text:tab/>✅<text:tab/></text:p>
        </text:list-item>
        <text:list-item>
          <text:p text:style-name="P4">/map/**/rest<text:tab/><text:tab/><text:tab/>✅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2:17:18.942299734</meta:creation-date>
    <dc:date>2023-11-23T12:29:56.976708565</dc:date>
    <meta:editing-duration>PT2M28S</meta:editing-duration>
    <meta:editing-cycles>1</meta:editing-cycles>
    <meta:document-statistic meta:table-count="0" meta:image-count="0" meta:object-count="0" meta:page-count="2" meta:paragraph-count="46" meta:word-count="115" meta:character-count="545" meta:non-whitespace-character-count="435"/>
    <meta:generator>LibreOffice/7.3.7.2$Linux_X86_64 LibreOffice_project/30$Build-2</meta:generator>
  </office:meta>
</office:document-meta>
</file>